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webextensions/taskpanes.xml" manifest:media-type=""/>
  <manifest:file-entry manifest:full-path="webextensions/webextension1.xml" manifest:media-type=""/>
  <manifest:file-entry manifest:full-path="webextensions/webextension2.xml" manifest:media-type="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Tahoma" svg:font-family="Tahoma"/>
    <style:font-face style:name="Helvetica Neue" svg:font-family="&quot;Helvetica Neue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2"/>
    <style:style style:name="ce3" style:family="table-cell" style:parent-style-name="Default" style:data-style-name="N22">
      <style:table-cell-properties fo:border-top="2pt solid #000000" fo:border-bottom="none" fo:border-left="2pt solid #000000" fo:border-right="2pt solid #000000"/>
    </style:style>
    <style:style style:name="ce4" style:family="table-cell" style:parent-style-name="Per_32_cent" style:data-style-name="N37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e5" style:family="table-cell" style:parent-style-name="Per_32_cent" style:data-style-name="N37">
      <style:table-cell-properties fo:border-top="thin solid #7F7F7F" fo:border-bottom="thin solid #7F7F7F" fo:border-left="thin solid #7F7F7F" fo:border-right="none" fo:background-color="#F2F2F2"/>
      <style:text-properties fo:color="#FA7D00" fo:font-weight="bold" style:font-weight-asian="bold" style:font-weight-complex="bold"/>
    </style:style>
    <style:style style:name="ce6" style:family="table-cell" style:parent-style-name="Per_32_cent" style:data-style-name="N37">
      <style:table-cell-properties fo:border-top="thin solid #7F7F7F" fo:border-bottom="thin solid #7F7F7F" fo:border-left="2pt solid #000000" fo:border-right="2pt solid #000000" fo:background-color="#F2F2F2"/>
      <style:text-properties fo:color="#FA7D00" fo:font-weight="bold" style:font-weight-asian="bold" style:font-weight-complex="bold"/>
    </style:style>
    <style:style style:name="ce7" style:family="table-cell" style:parent-style-name="Comma" style:data-style-name="N38">
      <style:table-cell-properties fo:border="thin solid #7F7F7F" fo:background-color="#FFE699"/>
      <style:text-properties fo:color="#3F3F76"/>
    </style:style>
    <style:style style:name="ce8" style:family="table-cell" style:parent-style-name="Comma" style:data-style-name="N38">
      <style:table-cell-properties fo:border-top="thin solid #7F7F7F" fo:border-bottom="thin solid #7F7F7F" fo:border-left="thin solid #7F7F7F" fo:border-right="none" fo:background-color="#FFE699"/>
      <style:text-properties fo:color="#3F3F76"/>
    </style:style>
    <style:style style:name="ce9" style:family="table-cell" style:parent-style-name="Comma" style:data-style-name="N38">
      <style:table-cell-properties fo:border-top="thin solid #7F7F7F" fo:border-bottom="thin solid #7F7F7F" fo:border-left="2pt solid #000000" fo:border-right="2pt solid #000000" fo:background-color="#FFCC99"/>
      <style:text-properties fo:color="#3F3F76"/>
    </style:style>
    <style:style style:name="ce10" style:family="table-cell" style:parent-style-name="Comma" style:data-style-name="N38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e11" style:family="table-cell" style:parent-style-name="Comma" style:data-style-name="N38">
      <style:table-cell-properties fo:border-top="thin solid #7F7F7F" fo:border-bottom="thin solid #7F7F7F" fo:border-left="thin solid #7F7F7F" fo:border-right="none" fo:background-color="#F2F2F2"/>
      <style:text-properties fo:color="#FA7D00" fo:font-weight="bold" style:font-weight-asian="bold" style:font-weight-complex="bold"/>
    </style:style>
    <style:style style:name="ce12" style:family="table-cell" style:parent-style-name="Comma" style:data-style-name="N38">
      <style:table-cell-properties fo:border-top="thin solid #7F7F7F" fo:border-bottom="thin solid #7F7F7F" fo:border-left="2pt solid #000000" fo:border-right="2pt solid #000000" fo:background-color="#F2F2F2"/>
      <style:text-properties fo:color="#FA7D00" fo:font-weight="bold" style:font-weight-asian="bold" style:font-weight-complex="bold"/>
    </style:style>
    <style:style style:name="ce13" style:family="table-cell" style:parent-style-name="Per_32_cent" style:data-style-name="N37">
      <style:table-cell-properties fo:border-top="thin solid #7F7F7F" fo:border-bottom="2pt solid #000000" fo:border-left="2pt solid #000000" fo:border-right="2pt solid #000000" fo:background-color="#F2F2F2"/>
      <style:text-properties fo:color="#FA7D00"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FFE699"/>
    </style:style>
    <style:style style:name="ce15" style:family="table-cell" style:parent-style-name="Comma" style:data-style-name="N38">
      <style:table-cell-properties fo:background-color="#FFCC99"/>
      <style:text-properties fo:color="#3F3F76"/>
    </style:style>
    <style:style style:name="ce16" style:family="table-cell" style:parent-style-name="Comma" style:data-style-name="N38">
      <style:table-cell-properties fo:background-color="#F2F2F2"/>
      <style:text-properties fo:color="#FA7D00" fo:font-weight="bold" style:font-weight-asian="bold" style:font-weight-complex="bold"/>
    </style:style>
    <style:style style:name="ce17" style:family="table-cell" style:parent-style-name="Default" style:data-style-name="N0"/>
    <style:style style:name="ce18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9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0" style:family="table-cell" style:parent-style-name="Default" style:data-style-name="N22">
      <style:table-cell-properties style:vertical-align="automatic" style:repeat-content="false"/>
      <style:paragraph-properties fo:text-align="start" fo:margin-left="0cm"/>
    </style:style>
    <style:style style:name="ce21" style:family="table-cell" style:parent-style-name="Default" style:data-style-name="N20">
      <style:table-cell-properties style:vertical-align="automatic" style:repeat-content="false"/>
      <style:paragraph-properties fo:text-align="start" fo:margin-left="0cm"/>
    </style:style>
    <style:style style:name="ce22" style:family="table-cell" style:parent-style-name="Default" style:data-style-name="N0">
      <style:text-properties fo:font-weight="bold" style:font-weight-asian="bold" style:font-weight-complex="bold"/>
    </style:style>
    <style:style style:name="ce23" style:family="table-cell" style:parent-style-name="Default" style:data-style-name="N0">
      <style:text-properties fo:font-style="italic" style:font-style-asian="italic" style:font-style-complex="italic"/>
    </style:style>
    <style:style style:name="ce2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25" style:family="table-cell" style:parent-style-name="Default" style:data-style-name="N0">
      <style:text-properties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27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28" style:family="table-cell" style:parent-style-name="Default" style:data-style-name="N0">
      <style:table-cell-properties fo:border="thin solid #000000"/>
    </style:style>
    <style:style style:name="ce29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</style:style>
    <style:style style:name="ce30" style:family="table-cell" style:parent-style-name="Default" style:data-style-name="N19">
      <style:table-cell-properties fo:border="thin solid #000000" style:vertical-align="automatic" style:repeat-content="false"/>
      <style:paragraph-properties fo:text-align="end" fo:margin-right="0cm"/>
    </style:style>
    <style:style style:name="ce31" style:family="table-cell" style:parent-style-name="Default" style:data-style-name="N0">
      <style:table-cell-properties style:vertical-align="middle" fo:wrap-option="wrap"/>
    </style:style>
    <style:style style:name="ce32" style:family="table-cell" style:parent-style-name="Hyperlink" style:data-style-name="N0">
      <style:table-cell-properties style:vertical-align="middle" fo:wrap-option="wrap"/>
      <style:text-properties fo:color="#0563C1" style:text-underline-style="solid" style:text-underline-type="single"/>
    </style:style>
    <style:style style:name="ce33" style:family="table-cell" style:parent-style-name="Default" style:data-style-name="N0">
      <style:table-cell-properties fo:background-color="#FFFF00" style:cell-protect="none"/>
    </style:style>
    <style:style style:name="ce34" style:family="table-cell" style:parent-style-name="Default" style:data-style-name="N0">
      <style:text-properties fo:color="#292A2E" style:font-name="Helvetica Neue" style:font-name-asian="Helvetica Neue" style:font-name-complex="Helvetica Neue" fo:font-size="16pt" style:font-size-asian="16pt" style:font-size-complex="16pt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4.33916666666667cm"/>
    </style:style>
    <style:style style:name="co2" style:family="table-column">
      <style:table-column-properties fo:break-before="auto" style:column-width="3.413125cm"/>
    </style:style>
    <style:style style:name="co3" style:family="table-column">
      <style:table-column-properties fo:break-before="auto" style:column-width="0.899583333333333cm"/>
    </style:style>
    <style:style style:name="co4" style:family="table-column">
      <style:table-column-properties fo:break-before="auto" style:column-width="0.820208333333333cm"/>
    </style:style>
    <style:style style:name="co5" style:family="table-column">
      <style:table-column-properties fo:break-before="auto" style:column-width="3.33375cm"/>
    </style:style>
    <style:style style:name="co6" style:family="table-column">
      <style:table-column-properties fo:break-before="auto" style:column-width="1.00541666666667cm"/>
    </style:style>
    <style:style style:name="co7" style:family="table-column">
      <style:table-column-properties fo:break-before="auto" style:column-width="1.79916666666667cm" style:use-optimal-column-width="true"/>
    </style:style>
    <style:style style:name="co8" style:family="table-column">
      <style:table-column-properties fo:break-before="auto" style:column-width="1.64041666666667cm"/>
    </style:style>
    <style:style style:name="co9" style:family="table-column">
      <style:table-column-properties fo:break-before="auto" style:column-width="0.635cm"/>
    </style:style>
    <style:style style:name="co10" style:family="table-column">
      <style:table-column-properties fo:break-before="auto" style:column-width="1.87854166666667cm"/>
    </style:style>
    <style:style style:name="co11" style:family="table-column">
      <style:table-column-properties fo:break-before="auto" style:column-width="1.61395833333333cm"/>
    </style:style>
    <style:style style:name="co12" style:family="table-column">
      <style:table-column-properties fo:break-before="auto" style:column-width="1.69333333333333cm"/>
    </style:style>
    <style:style style:name="co13" style:family="table-column">
      <style:table-column-properties fo:break-before="auto" style:column-width="3.4925cm"/>
    </style:style>
    <style:style style:name="co14" style:family="table-column">
      <style:table-column-properties fo:break-before="auto" style:column-width="2.98979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8.95pt" style:use-optimal-row-height="true" fo:break-before="auto"/>
    </style:style>
    <style:style style:name="ro3" style:family="table-row">
      <style:table-row-properties style:row-height="15.95pt" style:use-optimal-row-height="true" fo:break-before="auto"/>
    </style:style>
    <style:style style:name="ro4" style:family="table-row">
      <style:table-row-properties style:row-height="7.5pt" style:use-optimal-row-height="false" fo:break-before="auto"/>
    </style:style>
    <style:style style:name="ro5" style:family="table-row">
      <style:table-row-properties style:row-height="20.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status="enable"/>
      </table:calculation-settings>
      <table:table table:name="IS" table:style-name="ta1">
        <table:table-column-group>
          <table:table-column table:style-name="co1" table:default-cell-style-name="ce1"/>
          <table:table-column table:style-name="co2" table:default-cell-style-name="ce1"/>
        </table:table-column-group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3" table:default-cell-style-name="ce1"/>
        <table:table-column table:style-name="co9" table:default-cell-style-name="ce1"/>
        <table:table-column table:style-name="co8" table:number-columns-repeated="10" table:default-cell-style-name="ce1"/>
        <table:table-column-group>
          <table:table-column table:style-name="co10" table:default-cell-style-name="ce1"/>
          <table:table-column table:style-name="co11" table:number-columns-repeated="2" table:default-cell-style-name="ce1"/>
          <table:table-column table:style-name="co12" table:default-cell-style-name="ce1"/>
        </table:table-column-group>
        <table:table-column table:style-name="co13" table:default-cell-style-name="ce1"/>
        <table:table-column table:style-name="co14" table:default-cell-style-name="ce1"/>
        <table:table-column table:style-name="co8" table:number-columns-repeated="16357" table:default-cell-style-name="ce1"/>
        <table:table-row-group>
          <table:table-row table:style-name="ro1">
            <table:table-cell office:value-type="string" table:style-name="ce28">
              <text:p>Company</text:p>
            </table:table-cell>
            <table:table-cell office:value-type="string" table:style-name="ce29">
              <office:annotation draw:style-name="" svg:x="5.79166666666667in" svg:y="2.5625in" svg:width="1.47916666666667in" svg:height="0.5625in">
                <dc:creator>Rajendra Aggarwal</dc:creator>
                <text:p><text:span text:style-name="T1">Rajendra Aggarwal:</text:span><text:span text:style-name="T2"/></text:p>
                <text:p><text:span text:style-name="T2">This should come from request</text:span></text:p>
              </office:annotation>
              <text:p>Q.GETT(entity)</text:p>
            </table:table-cell>
            <table:table-cell table:number-columns-repeated="2" table:style-name="ce1"/>
            <table:table-cell office:value-type="string" table:style-name="ce24">
              <text:p>Version</text:p>
            </table:table-cell>
            <table:table-cell table:style-name="ce1"/>
            <table:table-cell office:value-type="string" table:style-name="ce19">
              <text:p>Q.GETT(version)</text:p>
            </table:table-cell>
            <table:table-cell office:value-type="string" table:style-name="ce19">
              <text:p>Q.GETT(version)</text:p>
            </table:table-cell>
            <table:table-cell office:value-type="string" table:style-name="ce19">
              <text:p>Q.GETT(version)</text:p>
            </table:table-cell>
            <table:table-cell office:value-type="string" table:style-name="ce19">
              <text:p>Q.GETT(version)</text:p>
            </table:table-cell>
            <table:table-cell table:number-columns-repeated="9" table:style-name="ce1"/>
            <table:table-cell office:value-type="string" table:style-name="ce24">
              <text:p>Version</text:p>
            </table:table-cell>
            <table:table-cell table:style-name="ce24"/>
            <table:table-cell office:value-type="string" table:style-name="ce19">
              <text:p>Q.GETT(version)</text:p>
            </table:table-cell>
            <table:table-cell office:value-type="string" table:style-name="ce19">
              <text:p>Q.GETT(version)</text:p>
            </table:table-cell>
            <table:table-cell office:value-type="string" table:style-name="ce19">
              <text:p>Q.GETT(version)</text:p>
            </table:table-cell>
            <table:table-cell office:value-type="string" table:style-name="ce19">
              <text:p>Q.GETT(version)</text:p>
            </table:table-cell>
            <table:table-cell table:number-columns-repeated="16359" table:style-name="ce1"/>
          </table:table-row>
          <table:table-row table:style-name="ro1">
            <table:table-cell office:value-type="string" table:style-name="ce28">
              <text:p>Cashflow date</text:p>
            </table:table-cell>
            <table:table-cell office:value-type="string" table:style-name="ce30">
              <office:annotation draw:style-name="" svg:x="5.79166666666667in" svg:y="2.60416666666667in" svg:width="1.47916666666667in" svg:height="0.614583333333333in">
                <dc:creator>Rajendra Aggarwal</dc:creator>
                <text:p><text:span text:style-name="T1">Rajendra Aggarwal:</text:span><text:span text:style-name="T2"/></text:p>
                <text:p><text:span text:style-name="T2">This should come from request</text:span></text:p>
              </office:annotation>
              <text:p>Q.GETT(date)</text:p>
            </table:table-cell>
            <table:table-cell table:number-columns-repeated="2" table:style-name="ce1"/>
            <table:table-cell office:value-type="string" table:style-name="ce24">
              <text:p>Period</text:p>
            </table:table-cell>
            <table:table-cell table:style-name="ce1"/>
            <table:table-cell office:value-type="error" office:string-value="#VALUE!" table:formula="of:=EOMONTH([.H2];-3)" table:style-name="ce20">
              <text:p>#VALUE!</text:p>
            </table:table-cell>
            <table:table-cell office:value-type="error" office:string-value="#VALUE!" table:formula="of:=EOMONTH([.I2];-3)" table:style-name="ce20">
              <text:p>#VALUE!</text:p>
            </table:table-cell>
            <table:table-cell office:value-type="error" office:string-value="#VALUE!" table:formula="of:=EOMONTH([.J2];-3)" table:style-name="ce20">
              <text:p>#VALUE!</text:p>
            </table:table-cell>
            <table:table-cell office:value-type="string" office:string-value="Q.GETT(date)" table:formula="of:=[.B2]" table:style-name="ce20">
              <text:p>Q.GETT(date)</text:p>
            </table:table-cell>
            <table:table-cell table:number-columns-repeated="9" table:style-name="ce1"/>
            <table:table-cell office:value-type="string" table:style-name="ce24">
              <text:p>Period</text:p>
            </table:table-cell>
            <table:table-cell table:style-name="ce24"/>
            <table:table-cell office:value-type="error" office:string-value="#VALUE!" table:formula="of:=[.G$17]" table:style-name="ce20">
              <text:p>#VALUE!</text:p>
            </table:table-cell>
            <table:table-cell office:value-type="error" office:string-value="#VALUE!" table:formula="of:=[.H$17]" table:style-name="ce20">
              <text:p>#VALUE!</text:p>
            </table:table-cell>
            <table:table-cell office:value-type="error" office:string-value="#VALUE!" table:formula="of:=[.I$17]" table:style-name="ce20">
              <text:p>#VALUE!</text:p>
            </table:table-cell>
            <table:table-cell office:value-type="string" office:string-value="Q.GETT(date)" table:formula="of:=[.J$17]" table:style-name="ce20">
              <text:p>Q.GETT(date)</text:p>
            </table:table-cell>
            <table:table-cell table:number-columns-repeated="16359" table:style-name="ce1"/>
          </table:table-row>
          <table:table-row table:style-name="ro1">
            <table:table-cell office:value-type="string" table:style-name="ce28">
              <text:p>Upload Date</text:p>
            </table:table-cell>
            <table:table-cell office:value-type="date" office:date-value="2024-10-15T00:00:00" table:style-name="ce30">
              <office:annotation draw:style-name="" svg:x="5.79166666666667in" svg:y="2.8125in" svg:width="1.47916666666667in" svg:height="0.614583333333333in">
                <dc:creator>Rajendra Aggarwal</dc:creator>
                <text:p><text:span text:style-name="T1">Rajendra Aggarwal:</text:span><text:span text:style-name="T2"/></text:p>
                <text:p><text:span text:style-name="T2">This should come from request. Should be the date that the template is sent out</text:span></text:p>
              </office:annotation>
              <text:p>10/15/2024</text:p>
            </table:table-cell>
            <table:table-cell table:number-columns-repeated="2" table:style-name="ce1"/>
            <table:table-cell office:value-type="string" table:style-name="ce24">
              <text:p>Period Type</text:p>
            </table:table-cell>
            <table:table-cell table:style-name="ce1"/>
            <table:table-cell office:value-type="string" table:style-name="ce19">
              <text:p>Q.GETT(period)</text:p>
            </table:table-cell>
            <table:table-cell office:value-type="string" table:style-name="ce19">
              <text:p>Q.GETT(period)</text:p>
            </table:table-cell>
            <table:table-cell office:value-type="string" table:style-name="ce19">
              <text:p>Q.GETT(period)</text:p>
            </table:table-cell>
            <table:table-cell office:value-type="string" table:style-name="ce19">
              <text:p>Q.GETT(period)</text:p>
            </table:table-cell>
            <table:table-cell table:number-columns-repeated="9" table:style-name="ce1"/>
            <table:table-cell office:value-type="string" table:style-name="ce24">
              <text:p>Period Type</text:p>
            </table:table-cell>
            <table:table-cell table:style-name="ce24"/>
            <table:table-cell office:value-type="string" table:style-name="ce19">
              <text:p>Q.GETT(period)</text:p>
            </table:table-cell>
            <table:table-cell office:value-type="string" table:style-name="ce19">
              <text:p>Q.GETT(period)</text:p>
            </table:table-cell>
            <table:table-cell office:value-type="string" table:style-name="ce19">
              <text:p>Q.GETT(period)</text:p>
            </table:table-cell>
            <table:table-cell office:value-type="string" table:style-name="ce19">
              <text:p>Q.GETT(period)</text:p>
            </table:table-cell>
            <table:table-cell table:number-columns-repeated="16359" table:style-name="ce1"/>
          </table:table-row>
          <table:table-row table:style-name="ro1">
            <table:table-cell office:value-type="string" table:style-name="ce28">
              <text:p>Reporting Currency</text:p>
            </table:table-cell>
            <table:table-cell office:value-type="string" table:style-name="ce29">
              <office:annotation draw:style-name="" svg:x="6.27083333333333in" svg:y="2.96875in" svg:width="1.45833333333333in" svg:height="0.666666666666667in">
                <dc:creator>Rajendra Aggarwal</dc:creator>
                <text:p><text:span text:style-name="T1">Rajendra Aggarwal:</text:span><text:span text:style-name="T2"/></text:p>
                <text:p><text:span text:style-name="T2">This should come from request. Should be the reporting Currency of the company</text:span></text:p>
                <text:p/>
              </office:annotation>
              <text:p>USD</text:p>
            </table:table-cell>
            <table:table-cell table:number-columns-repeated="2" table:style-name="ce1"/>
            <table:table-cell office:value-type="string" table:style-name="ce24">
              <text:p>As of Date</text:p>
            </table:table-cell>
            <table:table-cell table:style-name="ce1"/>
            <table:table-cell office:value-type="date" office:date-value="2026-01-02T00:00:00" table:formula="of:=TODAY()" table:style-name="ce20">
              <text:p>Jan-26</text:p>
            </table:table-cell>
            <table:table-cell office:value-type="date" office:date-value="2026-01-02T00:00:00" table:formula="of:=TODAY()" table:style-name="ce20">
              <text:p>Jan-26</text:p>
            </table:table-cell>
            <table:table-cell office:value-type="date" office:date-value="2026-01-02T00:00:00" table:formula="of:=TODAY()" table:style-name="ce20">
              <text:p>Jan-26</text:p>
            </table:table-cell>
            <table:table-cell office:value-type="date" office:date-value="2026-01-02T00:00:00" table:formula="of:=TODAY()" table:style-name="ce20">
              <text:p>Jan-26</text:p>
            </table:table-cell>
            <table:table-cell table:number-columns-repeated="9" table:style-name="ce1"/>
            <table:table-cell office:value-type="string" table:style-name="ce24">
              <text:p>As of Date</text:p>
            </table:table-cell>
            <table:table-cell table:style-name="ce24"/>
            <table:table-cell office:value-type="date" office:date-value="2024-10-15T00:00:00" table:formula="of:=[.$B$3]" table:style-name="ce20">
              <text:p>Oct-24</text:p>
            </table:table-cell>
            <table:table-cell office:value-type="date" office:date-value="2024-10-15T00:00:00" table:formula="of:=[.$B$3]" table:style-name="ce20">
              <text:p>Oct-24</text:p>
            </table:table-cell>
            <table:table-cell office:value-type="date" office:date-value="2024-10-15T00:00:00" table:formula="of:=[.$B$3]" table:style-name="ce20">
              <text:p>Oct-24</text:p>
            </table:table-cell>
            <table:table-cell office:value-type="date" office:date-value="2024-10-15T00:00:00" table:formula="of:=[.$B$3]" table:style-name="ce20">
              <text:p>Oct-24</text:p>
            </table:table-cell>
            <table:table-cell table:number-columns-repeated="16359" table:style-name="ce1"/>
          </table:table-row>
          <table:table-row table:style-name="ro1">
            <table:table-cell table:number-columns-repeated="4" table:style-name="ce1"/>
            <table:table-cell office:value-type="string" table:style-name="ce24">
              <text:p>Reporting Currency</text:p>
            </table:table-cell>
            <table:table-cell table:style-name="ce1"/>
            <table:table-cell office:value-type="string" office:string-value="USD" table:formula="of:=[.$G$13]" table:style-name="ce19">
              <text:p>USD</text:p>
            </table:table-cell>
            <table:table-cell office:value-type="string" office:string-value="USD" table:formula="of:=[.$G$13]" table:style-name="ce19">
              <text:p>USD</text:p>
            </table:table-cell>
            <table:table-cell office:value-type="string" office:string-value="USD" table:formula="of:=[.$G$13]" table:style-name="ce19">
              <text:p>USD</text:p>
            </table:table-cell>
            <table:table-cell office:value-type="string" office:string-value="USD" table:formula="of:=[.$G$13]" table:style-name="ce19">
              <text:p>USD</text:p>
            </table:table-cell>
            <table:table-cell table:number-columns-repeated="9" table:style-name="ce1"/>
            <table:table-cell office:value-type="string" table:style-name="ce24">
              <text:p>Reporting Currency</text:p>
            </table:table-cell>
            <table:table-cell table:style-name="ce24"/>
            <table:table-cell office:value-type="string" table:style-name="ce19">
              <text:p>USD</text:p>
            </table:table-cell>
            <table:table-cell office:value-type="string" office:string-value="USD" table:formula="of:=[.$G$13]" table:style-name="ce19">
              <text:p>USD</text:p>
            </table:table-cell>
            <table:table-cell office:value-type="string" office:string-value="USD" table:formula="of:=[.$G$13]" table:style-name="ce19">
              <text:p>USD</text:p>
            </table:table-cell>
            <table:table-cell office:value-type="string" office:string-value="USD" table:formula="of:=[.$G$13]" table:style-name="ce19">
              <text:p>USD</text:p>
            </table:table-cell>
            <table:table-cell table:number-columns-repeated="16359" table:style-name="ce1"/>
          </table:table-row>
          <table:table-row table:style-name="ro1">
            <table:table-cell table:number-columns-repeated="4" table:style-name="ce1"/>
            <table:table-cell office:value-type="string" table:style-name="ce24">
              <text:p>PUTs/GETs</text:p>
            </table:table-cell>
            <table:table-cell table:style-name="ce1"/>
            <table:table-cell office:value-type="string" table:style-name="ce19">
              <text:p>PUTs</text:p>
            </table:table-cell>
            <table:table-cell office:value-type="string" table:style-name="ce19">
              <text:p>PUTs</text:p>
            </table:table-cell>
            <table:table-cell office:value-type="string" table:style-name="ce19">
              <text:p>PUTs</text:p>
            </table:table-cell>
            <table:table-cell office:value-type="string" table:style-name="ce19">
              <text:p>PUTs</text:p>
            </table:table-cell>
            <table:table-cell table:number-columns-repeated="9" table:style-name="ce1"/>
            <table:table-cell office:value-type="string" table:style-name="ce24">
              <text:p>PUTs/GETs</text:p>
            </table:table-cell>
            <table:table-cell table:style-name="ce24"/>
            <table:table-cell office:value-type="string" table:style-name="ce19">
              <text:p>GETs</text:p>
            </table:table-cell>
            <table:table-cell office:value-type="string" table:style-name="ce19">
              <text:p>GETs</text:p>
            </table:table-cell>
            <table:table-cell office:value-type="string" table:style-name="ce19">
              <text:p>GETs</text:p>
            </table:table-cell>
            <table:table-cell office:value-type="string" table:style-name="ce19">
              <text:p>GETs</text:p>
            </table:table-cell>
            <table:table-cell table:number-columns-repeated="16359" table:style-name="ce1"/>
          </table:table-row>
        </table:table-row-group>
        <table:table-row table:style-name="ro1">
          <table:table-cell table:number-columns-repeated="4" table:style-name="ce1"/>
          <table:table-cell table:style-name="ce18"/>
          <table:table-cell table:style-name="ce1"/>
          <table:table-cell table:number-columns-repeated="4" table:style-name="ce19"/>
          <table:table-cell table:number-columns-repeated="9" table:style-name="ce1"/>
          <table:table-cell table:number-columns-repeated="2" table:style-name="ce18"/>
          <table:table-cell table:number-columns-repeated="3" table:style-name="ce19"/>
          <table:table-cell table:number-columns-repeated="16360" table:style-name="ce1"/>
        </table:table-row>
        <table:table-row table:style-name="ro1">
          <table:table-cell office:value-type="string" table:style-name="ce22">
            <text:p>Attributes</text:p>
          </table:table-cell>
          <table:table-cell office:value-type="string" table:style-name="ce22">
            <text:p>Business unit</text:p>
          </table:table-cell>
          <table:table-cell table:number-columns-repeated="23" table:style-name="ce1"/>
          <table:table-cell table:style-name="ce32"/>
          <table:table-cell table:style-name="ce31"/>
          <table:table-cell table:number-columns-repeated="16357"/>
        </table:table-row>
        <table:table-row table:style-name="ro2">
          <table:table-cell table:number-columns-repeated="2" table:style-name="ce22"/>
          <table:table-cell table:style-name="ce1"/>
          <table:table-cell table:style-name="ce26"/>
          <table:table-cell office:value-type="string" office:string-value="Request for Financials of Q.GETT(entity) for period ending Q.GETT(date)" table:formula="of:=&quot;Request for Financials of &quot; &amp;[.$G$11] &amp;&quot; for period ending &quot; &amp;TEXT([.$G$12];&quot;dd-mmm-yy&quot;)" table:style-name="ce27">
            <text:p>Request for Financials of Q.GETT(entity) for period ending Q.GETT(date)</text:p>
          </table:table-cell>
          <table:table-cell table:number-columns-repeated="12" table:style-name="ce26"/>
          <table:table-cell table:number-columns-repeated="16367" table:style-name="ce1"/>
        </table:table-row>
        <table:table-row table:style-name="ro1">
          <table:table-cell table:number-columns-repeated="2" table:style-name="ce22"/>
          <table:table-cell table:number-columns-repeated="16382" table:style-name="ce1"/>
        </table:table-row>
        <table:table-row table:style-name="ro1">
          <table:table-cell office:value-type="string" table:style-name="ce1">
            <text:p>Campany ID</text:p>
          </table:table-cell>
          <table:table-cell table:number-columns-repeated="3" table:style-name="ce1"/>
          <table:table-cell office:value-type="string" table:style-name="ce1">
            <text:p>Company Name:</text:p>
          </table:table-cell>
          <table:table-cell table:style-name="ce1"/>
          <table:table-cell office:value-type="string" office:string-value="Q.GETT(entity)" table:formula="of:=[.B1]" table:style-name="ce19">
            <text:p>Q.GETT(entity)</text:p>
          </table:table-cell>
          <table:table-cell table:number-columns-repeated="4" table:style-name="ce1"/>
          <table:table-cell office:value-type="string" table:style-name="ce1">
            <text:p>Legend: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eporting Period</text:p>
          </table:table-cell>
          <table:table-cell table:number-columns-repeated="3" table:style-name="ce1"/>
          <table:table-cell office:value-type="string" table:style-name="ce1">
            <text:p>Reporting Period:</text:p>
          </table:table-cell>
          <table:table-cell table:style-name="ce1"/>
          <table:table-cell office:value-type="string" office:string-value="Q.GETT(date)" table:formula="of:=[.J2]" table:style-name="ce21">
            <text:p>Q.GETT(date)</text:p>
          </table:table-cell>
          <table:table-cell table:number-columns-repeated="4" table:style-name="ce1"/>
          <table:table-cell table:style-name="ce14"/>
          <table:table-cell office:value-type="string" table:style-name="ce17">
            <text:p>-&gt; Please override if these need to be restated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Reporting Currency</text:p>
          </table:table-cell>
          <table:table-cell table:number-columns-repeated="3" table:style-name="ce1"/>
          <table:table-cell office:value-type="string" table:style-name="ce1">
            <text:p>Reporting Currency:</text:p>
          </table:table-cell>
          <table:table-cell table:style-name="ce1"/>
          <table:table-cell office:value-type="string" office:string-value="USD" table:formula="of:=[.B4]" table:style-name="ce19">
            <text:p>USD</text:p>
          </table:table-cell>
          <table:table-cell table:number-columns-repeated="4" table:style-name="ce1"/>
          <table:table-cell table:style-name="ce15"/>
          <table:table-cell office:value-type="string" table:style-name="ce17">
            <text:p>-&gt; Data to be inputed for these cells</text:p>
          </table:table-cell>
          <table:table-cell table:number-columns-repeated="16371" table:style-name="ce1"/>
        </table:table-row>
        <table:table-row table:style-name="ro1">
          <table:table-cell table:number-columns-repeated="11" table:style-name="ce1"/>
          <table:table-cell table:style-name="ce16"/>
          <table:table-cell office:value-type="string" table:style-name="ce17">
            <text:p>-&gt; Calculated metrics. View only</text:p>
          </table:table-cell>
          <table:table-cell table:number-columns-repeated="16371" table:style-name="ce1"/>
        </table:table-row>
        <table:table-row table:style-name="ro3">
          <table:table-cell table:number-columns-repeated="4" table:style-name="ce1"/>
          <table:table-cell office:value-type="string" office:string-value="INCOME STATEMENT FOR PERIOD ENDING Q.GETT(date)" table:formula="of:=&quot;INCOME STATEMENT FOR PERIOD ENDING &quot;&amp;TEXT([.$G$12];&quot;dd-mmm-yyyy&quot;)" table:style-name="ce25">
            <text:p>INCOME STATEMENT FOR PERIOD ENDING Q.GETT(date)</text:p>
          </table:table-cell>
          <table:table-cell table:number-columns-repeated="10" table:style-name="ce1"/>
          <table:table-cell office:value-type="string" table:style-name="ce22">
            <text:p>Comment</text:p>
          </table:table-cell>
          <table:table-cell table:number-columns-repeated="16368" table:style-name="ce1"/>
        </table:table-row>
        <table:table-row table:style-name="ro4">
          <table:table-cell table:number-columns-repeated="16384" table:style-name="ce1"/>
        </table:table-row>
        <table:table-row table:style-name="ro1">
          <table:table-cell table:number-columns-repeated="6" table:style-name="ce1"/>
          <table:table-cell office:value-type="error" office:string-value="#VALUE!" table:formula="of:=EOMONTH([.H17];-3)" table:style-name="ce2">
            <text:p>#VALUE!</text:p>
          </table:table-cell>
          <table:table-cell office:value-type="error" office:string-value="#VALUE!" table:formula="of:=EOMONTH([.I17];-3)" table:style-name="ce2">
            <text:p>#VALUE!</text:p>
          </table:table-cell>
          <table:table-cell office:value-type="error" office:string-value="#VALUE!" table:formula="of:=EOMONTH([.J17];-3)" table:style-name="ce2">
            <text:p>#VALUE!</text:p>
          </table:table-cell>
          <table:table-cell office:value-type="string" office:string-value="Q.GETT(date)" table:formula="of:=[.$G$12]" table:style-name="ce3">
            <text:p>Q.GETT(date)</text:p>
          </table:table-cell>
          <table:table-cell table:number-columns-repeated="5" table:style-name="ce1"/>
          <table:table-cell table:style-name="ce33"/>
          <table:table-cell table:number-columns-repeated="5" table:style-name="ce1"/>
          <table:table-cell office:value-type="error" office:string-value="#VALUE!" table:formula="of:=[.G17]" table:style-name="ce2">
            <text:p>#VALUE!</text:p>
          </table:table-cell>
          <table:table-cell office:value-type="error" office:string-value="#VALUE!" table:formula="of:=[.H17]" table:style-name="ce2">
            <text:p>#VALUE!</text:p>
          </table:table-cell>
          <table:table-cell office:value-type="error" office:string-value="#VALUE!" table:formula="of:=[.I17]" table:style-name="ce2">
            <text:p>#VALUE!</text:p>
          </table:table-cell>
          <table:table-cell office:value-type="string" office:string-value="Q.GETT(date)" table:formula="of:=[.J17]" table:style-name="ce2">
            <text:p>Q.GETT(date)</text:p>
          </table:table-cell>
          <table:table-cell table:number-columns-repeated="16359"/>
        </table:table-row>
        <table:table-row table:style-name="ro5">
          <table:table-cell office:value-type="string" table:style-name="ce1">
            <text:p>Revenue</text:p>
          </table:table-cell>
          <table:table-cell table:style-name="ce34"/>
          <table:table-cell table:number-columns-repeated="2" table:style-name="ce1"/>
          <table:table-cell office:value-type="string" table:style-name="ce1">
            <text:p>Revenue</text:p>
          </table:table-cell>
          <table:table-cell office:value-type="string" table:style-name="ce1">
            <text:p>Rs.</text:p>
          </table:table-cell>
          <table:table-cell office:value-type="string" table:style-name="ce7">
            <text:p>Q.PUSHT($B$1,$A18,V18,"true",G$2,G$3,,"",G$4,G$1,G$5,"","CONSOL","")</text:p>
          </table:table-cell>
          <table:table-cell office:value-type="string" table:style-name="ce7">
            <text:p>Q.PUSHT($B$1,$A18,"true",W18,H$2,H$3,"","",H$4,H$1,H$5,"","CONSOL","")</text:p>
          </table:table-cell>
          <table:table-cell office:value-type="string" table:style-name="ce8">
            <text:p>Q.PUSHT($B$1,$A18,"true",X18,I$2,I$3,"","",I$4,I$1,I$5,"","CONSOL","")</text:p>
          </table:table-cell>
          <table:table-cell office:value-type="string" table:style-name="ce9">
            <text:p>Q.PUSHT($B$1,$A18,"true",Y18,J$2,J$3,"","",J$4,J$1,J$5,"","CONSOL","")</text:p>
          </table:table-cell>
          <table:table-cell table:number-columns-repeated="5" table:style-name="ce1"/>
          <table:table-cell table:style-name="ce33"/>
          <table:table-cell table:number-columns-repeated="5" table:style-name="ce1"/>
          <table:table-cell office:value-type="string" table:style-name="ce7">
            <text:p>IFERROR(Q.GET($B$1,$A18,V$2,V$3,"","",V$4,V$1,V$5,"","CONSOL","","")/1,"")</text:p>
          </table:table-cell>
          <table:table-cell office:value-type="string" table:style-name="ce7">
            <text:p>IFERROR(Q.GET($B$1,$A18,W$2,W$3,"","",W$4,W$1,W$5,"","CONSOL","","")/1,"")</text:p>
          </table:table-cell>
          <table:table-cell office:value-type="string" table:style-name="ce7">
            <text:p>IFERROR(Q.GET($B$1,$A18,X$2,X$3,"","",X$4,X$1,X$5,"","CONSOL","","")/1,"")</text:p>
          </table:table-cell>
          <table:table-cell office:value-type="string" table:style-name="ce7">
            <text:p>IFERROR(Q.GET($B$1,$A18,Y$2,Y$3,"","",Y$4,Y$1,Y$5,"","CONSOL","","")/1,"")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Cost of Goods Sold</text:p>
          </table:table-cell>
          <table:table-cell table:number-columns-repeated="3" table:style-name="ce1"/>
          <table:table-cell office:value-type="string" table:style-name="ce1">
            <text:p>COGS</text:p>
          </table:table-cell>
          <table:table-cell office:value-type="string" table:style-name="ce1">
            <text:p>Rs.</text:p>
          </table:table-cell>
          <table:table-cell office:value-type="string" table:style-name="ce7">
            <text:p>Q.PUSHT($B$1,$A19,"false",V19,G$2,G$3,"","",G$4,G$1,G$5,"","CONSOL","")</text:p>
          </table:table-cell>
          <table:table-cell office:value-type="string" table:style-name="ce7">
            <text:p>Q.PUSHT($B$1,$A19,"true",W19,H$2,H$3,"","",H$4,H$1,H$5,"","CONSOL","")</text:p>
          </table:table-cell>
          <table:table-cell office:value-type="string" table:style-name="ce8">
            <text:p>Q.PUSHT($B$1,$A19,"true",X19,I$2,I$3,"","",I$4,I$1,I$5,"","CONSOL","")</text:p>
          </table:table-cell>
          <table:table-cell office:value-type="string" table:style-name="ce9">
            <text:p>Q.PUSHT($B$1,$A19,"false",Y19,J$2,J$3,"","",J$4,J$1,J$5,"","CONSOL","")</text:p>
          </table:table-cell>
          <table:table-cell table:number-columns-repeated="5" table:style-name="ce1"/>
          <table:table-cell table:style-name="ce33"/>
          <table:table-cell table:number-columns-repeated="5" table:style-name="ce1"/>
          <table:table-cell office:value-type="string" table:style-name="ce7">
            <text:p>IFERROR(Q.GET($B$1,$A19,V$2,V$3,"","",V$4,V$1,V$5,"","CONSOL","","")/1,"")</text:p>
          </table:table-cell>
          <table:table-cell office:value-type="string" table:style-name="ce7">
            <text:p>IFERROR(Q.GET($B$1,$A19,W$2,W$3,"","",W$4,W$1,W$5,"","CONSOL","","")/1,"")</text:p>
          </table:table-cell>
          <table:table-cell office:value-type="string" table:style-name="ce7">
            <text:p>IFERROR(Q.GET($B$1,$A19,X$2,X$3,"","",X$4,X$1,X$5,"","CONSOL","","")/1,"")</text:p>
          </table:table-cell>
          <table:table-cell office:value-type="string" table:style-name="ce7">
            <text:p>IFERROR(Q.GET($B$1,$A19,Y$2,Y$3,"","",Y$4,Y$1,Y$5,"","CONSOL","","")/1,"")</text:p>
          </table:table-cell>
          <table:table-cell table:number-columns-repeated="16359"/>
        </table:table-row>
        <table:table-row table:style-name="ro1">
          <table:table-cell table:number-columns-repeated="4" table:style-name="ce1"/>
          <table:table-cell office:value-type="string" table:style-name="ce1">
            <text:p>Gross Profit</text:p>
          </table:table-cell>
          <table:table-cell office:value-type="string" table:style-name="ce1">
            <text:p>Rs.</text:p>
          </table:table-cell>
          <table:table-cell office:value-type="float" office:value="0" table:formula="of:=SUM([.G18:.G19])" table:style-name="ce10">
            <text:p><text:s/>-<text:s text:c="3"/></text:p>
          </table:table-cell>
          <table:table-cell office:value-type="float" office:value="0" table:formula="of:=SUM([.H$18:.H$19])" table:style-name="ce10">
            <text:p><text:s/>-<text:s text:c="3"/></text:p>
          </table:table-cell>
          <table:table-cell office:value-type="float" office:value="0" table:formula="of:=SUM([.I$18:.I$19])" table:style-name="ce11">
            <text:p><text:s/>-<text:s text:c="3"/></text:p>
          </table:table-cell>
          <table:table-cell office:value-type="float" office:value="0" table:formula="of:=SUM([.J$18:.J$19])" table:style-name="ce12">
            <text:p><text:s/>-<text:s text:c="3"/></text:p>
          </table:table-cell>
          <table:table-cell table:number-columns-repeated="5" table:style-name="ce1"/>
          <table:table-cell table:style-name="ce33"/>
          <table:table-cell table:number-columns-repeated="16368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Gross Margin</text:p>
          </table:table-cell>
          <table:table-cell office:value-type="string" table:style-name="ce1">
            <text:p>%</text:p>
          </table:table-cell>
          <table:table-cell office:value-type="string" office:string-value="" table:formula="of:=IFERROR([.G$20]/[.G$18];&quot;&quot;)" table:style-name="ce4"/>
          <table:table-cell office:value-type="string" office:string-value="" table:formula="of:=IFERROR([.H$20]/[.H$18];&quot;&quot;)" table:style-name="ce4"/>
          <table:table-cell office:value-type="string" office:string-value="" table:formula="of:=IFERROR([.I$20]/[.I$18];&quot;&quot;)" table:style-name="ce5"/>
          <table:table-cell office:value-type="string" office:string-value="" table:formula="of:=IFERROR([.J$20]/[.J$18];&quot;&quot;)" table:style-name="ce6"/>
          <table:table-cell table:number-columns-repeated="5" table:style-name="ce1"/>
          <table:table-cell table:style-name="ce33"/>
          <table:table-cell table:number-columns-repeated="16368" table:style-name="ce1"/>
        </table:table-row>
        <table:table-row table:style-name="ro1">
          <table:table-cell office:value-type="string" table:style-name="ce1">
            <text:p>Selling, General &amp; Admin</text:p>
          </table:table-cell>
          <table:table-cell table:number-columns-repeated="3" table:style-name="ce1"/>
          <table:table-cell office:value-type="string" table:style-name="ce1">
            <text:p>SG&amp;A</text:p>
          </table:table-cell>
          <table:table-cell office:value-type="string" table:style-name="ce1">
            <text:p>Rs.</text:p>
          </table:table-cell>
          <table:table-cell office:value-type="string" table:style-name="ce7">
            <text:p>Q.PUSHT($B$1,$A22,"true",V22,G$2,G$3,"","",G$4,G$1,G$5,"","CONSOL","")</text:p>
          </table:table-cell>
          <table:table-cell office:value-type="string" table:style-name="ce7">
            <text:p>Q.PUSHT($B$1,$A22,"true",W22,H$2,H$3,"","",H$4,H$1,H$5,"","CONSOL","")</text:p>
          </table:table-cell>
          <table:table-cell office:value-type="string" table:style-name="ce8">
            <text:p>Q.PUSHT($B$1,$A22,"true",X22,I$2,I$3,"","",I$4,I$1,I$5,"","CONSOL","")</text:p>
          </table:table-cell>
          <table:table-cell office:value-type="string" table:style-name="ce9">
            <text:p>Q.PUSHT($B$1,$A22,"true",Y22,J$2,J$3,"","",J$4,J$1,J$5,"","CONSOL","")</text:p>
          </table:table-cell>
          <table:table-cell table:number-columns-repeated="5" table:style-name="ce1"/>
          <table:table-cell table:style-name="ce33"/>
          <table:table-cell table:number-columns-repeated="5" table:style-name="ce1"/>
          <table:table-cell office:value-type="string" table:style-name="ce7">
            <text:p>IFERROR(Q.GET($B$1,$A22,V$2,V$3,"","",V$4,V$1,V$5,"","CONSOL","","")/1,"")</text:p>
          </table:table-cell>
          <table:table-cell office:value-type="string" table:style-name="ce7">
            <text:p>IFERROR(Q.GET($B$1,$A22,W$2,W$3,"","",W$4,W$1,W$5,"","CONSOL","","")/1,"")</text:p>
          </table:table-cell>
          <table:table-cell office:value-type="string" table:style-name="ce7">
            <text:p>IFERROR(Q.GET($B$1,$A22,X$2,X$3,"","",X$4,X$1,X$5,"","CONSOL","","")/1,"")</text:p>
          </table:table-cell>
          <table:table-cell office:value-type="string" table:style-name="ce7">
            <text:p>IFERROR(Q.GET($B$1,$A22,Y$2,Y$3,"","",Y$4,Y$1,Y$5,"","CONSOL","","")/1,"")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Marketing Expenses</text:p>
          </table:table-cell>
          <table:table-cell table:number-columns-repeated="3" table:style-name="ce1"/>
          <table:table-cell office:value-type="string" table:style-name="ce1">
            <text:p>Marketing</text:p>
          </table:table-cell>
          <table:table-cell office:value-type="string" table:style-name="ce1">
            <text:p>Rs.</text:p>
          </table:table-cell>
          <table:table-cell office:value-type="string" table:style-name="ce7">
            <text:p>Q.PUSHT($B$1,$A23,"true",V23,G$2,G$3,"","",G$4,G$1,G$5,"","CONSOL","")</text:p>
          </table:table-cell>
          <table:table-cell office:value-type="string" table:style-name="ce7">
            <text:p>Q.PUSHT($B$1,$A23,"true",W23,H$2,H$3,"","",H$4,H$1,H$5,"","CONSOL","")</text:p>
          </table:table-cell>
          <table:table-cell office:value-type="string" table:style-name="ce8">
            <text:p>Q.PUSHT($B$1,$A23,"true",X23,I$2,I$3,"","",I$4,I$1,I$5,"","CONSOL","")</text:p>
          </table:table-cell>
          <table:table-cell office:value-type="string" table:style-name="ce9">
            <text:p>Q.PUSHT($B$1,$A23,"true",Y23,J$2,J$3,"","",J$4,J$1,J$5,"","CONSOL","")</text:p>
          </table:table-cell>
          <table:table-cell table:number-columns-repeated="5" table:style-name="ce1"/>
          <table:table-cell table:style-name="ce33"/>
          <table:table-cell table:number-columns-repeated="5" table:style-name="ce1"/>
          <table:table-cell office:value-type="string" table:style-name="ce7">
            <text:p>IFERROR(Q.GET($B$1,$A23,V$2,V$3,"","",V$4,V$1,V$5,"","CONSOL","","")/1,"")</text:p>
          </table:table-cell>
          <table:table-cell office:value-type="string" table:style-name="ce7">
            <text:p>IFERROR(Q.GET($B$1,$A23,W$2,W$3,"","",W$4,W$1,W$5,"","CONSOL","","")/1,"")</text:p>
          </table:table-cell>
          <table:table-cell office:value-type="string" table:style-name="ce7">
            <text:p>IFERROR(Q.GET($B$1,$A23,X$2,X$3,"","",X$4,X$1,X$5,"","CONSOL","","")/1,"")</text:p>
          </table:table-cell>
          <table:table-cell office:value-type="string" table:style-name="ce7">
            <text:p>IFERROR(Q.GET($B$1,$A23,Y$2,Y$3,"","",Y$4,Y$1,Y$5,"","CONSOL","","")/1,"")</text:p>
          </table:table-cell>
          <table:table-cell table:number-columns-repeated="16359"/>
        </table:table-row>
        <table:table-row table:style-name="ro1">
          <table:table-cell table:number-columns-repeated="4" table:style-name="ce1"/>
          <table:table-cell office:value-type="string" table:style-name="ce1">
            <text:p>EBITDA</text:p>
          </table:table-cell>
          <table:table-cell office:value-type="string" table:style-name="ce1">
            <text:p>Rs.</text:p>
          </table:table-cell>
          <table:table-cell office:value-type="error" office:string-value="#VALUE!" table:formula="of:=[.G20]+[.G22]+[.G23]" table:style-name="ce10">
            <text:p><text:s/>#VALUE!<text:s/></text:p>
          </table:table-cell>
          <table:table-cell office:value-type="float" office:value="0" table:formula="of:=SUM([.H$18:.H$19])" table:style-name="ce10">
            <text:p><text:s/>-<text:s text:c="3"/></text:p>
          </table:table-cell>
          <table:table-cell office:value-type="float" office:value="0" table:formula="of:=SUM([.I$18:.I$19])" table:style-name="ce11">
            <text:p><text:s/>-<text:s text:c="3"/></text:p>
          </table:table-cell>
          <table:table-cell office:value-type="float" office:value="0" table:formula="of:=SUM([.J$18:.J$19])" table:style-name="ce12">
            <text:p><text:s/>-<text:s text:c="3"/></text:p>
          </table:table-cell>
          <table:table-cell table:number-columns-repeated="5" table:style-name="ce1"/>
          <table:table-cell table:style-name="ce33"/>
          <table:table-cell table:number-columns-repeated="16368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EBITDA Margin</text:p>
          </table:table-cell>
          <table:table-cell office:value-type="string" table:style-name="ce1">
            <text:p>%</text:p>
          </table:table-cell>
          <table:table-cell office:value-type="error" office:string-value="#VALUE!" table:formula="of:=[.G$24]/[.G$18]" table:style-name="ce4">
            <text:p>#VALUE!</text:p>
          </table:table-cell>
          <table:table-cell office:value-type="error" office:string-value="#VALUE!" table:formula="of:=[.H$24]/[.H$18]" table:style-name="ce4">
            <text:p>#VALUE!</text:p>
          </table:table-cell>
          <table:table-cell office:value-type="error" office:string-value="#VALUE!" table:formula="of:=[.I$24]/[.I$18]" table:style-name="ce4">
            <text:p>#VALUE!</text:p>
          </table:table-cell>
          <table:table-cell office:value-type="error" office:string-value="#VALUE!" table:formula="of:=[.J$24]/[.J$18]" table:style-name="ce4">
            <text:p>#VALUE!</text:p>
          </table:table-cell>
          <table:table-cell table:number-columns-repeated="5" table:style-name="ce1"/>
          <table:table-cell table:style-name="ce33"/>
          <table:table-cell table:number-columns-repeated="16368" table:style-name="ce1"/>
        </table:table-row>
        <table:table-row table:style-name="ro1">
          <table:table-cell office:value-type="string" table:style-name="ce1">
            <text:p>Depreciation</text:p>
          </table:table-cell>
          <table:table-cell table:number-columns-repeated="3" table:style-name="ce1"/>
          <table:table-cell office:value-type="string" table:style-name="ce1">
            <text:p>Depriciation</text:p>
          </table:table-cell>
          <table:table-cell office:value-type="string" table:style-name="ce1">
            <text:p>Rs.</text:p>
          </table:table-cell>
          <table:table-cell office:value-type="string" table:style-name="ce7">
            <text:p>Q.PUSHT($B$1,$A26,"false",V26,G$2,G$3,"","",G$4,G$1,G$5,"","CONSOL","")</text:p>
          </table:table-cell>
          <table:table-cell office:value-type="string" table:style-name="ce7">
            <text:p>Q.PUSHT($B$1,$A26,"false",W26,H$2,H$3,"","",H$4,H$1,H$5,"","CONSOL","")</text:p>
          </table:table-cell>
          <table:table-cell office:value-type="string" table:style-name="ce8">
            <text:p>Q.PUSHT($B$1,$A26,"false",X26,I$2,I$3,"","",I$4,I$1,I$5,"","CONSOL","")</text:p>
          </table:table-cell>
          <table:table-cell office:value-type="string" table:style-name="ce9">
            <text:p>Q.PUSHT($B$1,$A26,"false",Y26,J$2,J$3,"","",J$4,J$1,J$5,"","CONSOL","")</text:p>
          </table:table-cell>
          <table:table-cell table:number-columns-repeated="5" table:style-name="ce1"/>
          <table:table-cell table:style-name="ce33"/>
          <table:table-cell table:number-columns-repeated="5" table:style-name="ce1"/>
          <table:table-cell office:value-type="string" table:style-name="ce7">
            <text:p>IFERROR(Q.GET($B$1,$A26,V$2,V$3,"","",V$4,V$1,V$5,"","CONSOL","","")/1,"")</text:p>
          </table:table-cell>
          <table:table-cell office:value-type="string" table:style-name="ce7">
            <text:p>IFERROR(Q.GET($B$1,$A26,W$2,W$3,"","",W$4,W$1,W$5,"","CONSOL","","")/1,"")</text:p>
          </table:table-cell>
          <table:table-cell office:value-type="string" table:style-name="ce7">
            <text:p>IFERROR(Q.GET($B$1,$A26,X$2,X$3,"","",X$4,X$1,X$5,"","CONSOL","","")/1,"")</text:p>
          </table:table-cell>
          <table:table-cell office:value-type="string" table:style-name="ce7">
            <text:p>IFERROR(Q.GET($B$1,$A26,Y$2,Y$3,"","",Y$4,Y$1,Y$5,"","CONSOL","","")/1,"")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Interest Expense</text:p>
          </table:table-cell>
          <table:table-cell table:number-columns-repeated="3" table:style-name="ce1"/>
          <table:table-cell office:value-type="string" table:style-name="ce1">
            <text:p>Interest</text:p>
          </table:table-cell>
          <table:table-cell office:value-type="string" table:style-name="ce1">
            <text:p>Rs.</text:p>
          </table:table-cell>
          <table:table-cell office:value-type="string" table:style-name="ce7">
            <text:p>Q.PUSHT($B$1,$A27,"false",V27,G$2,G$3,"","",G$4,G$1,G$5,"","CONSOL","")</text:p>
          </table:table-cell>
          <table:table-cell office:value-type="string" table:style-name="ce7">
            <text:p>Q.PUSHT($B$1,$A27,"false",W27,H$2,H$3,"","",H$4,H$1,H$5,"","CONSOL","")</text:p>
          </table:table-cell>
          <table:table-cell office:value-type="string" table:style-name="ce8">
            <text:p>Q.PUSHT($B$1,$A27,"false",X27,I$2,I$3,"","",I$4,I$1,I$5,"","CONSOL","")</text:p>
          </table:table-cell>
          <table:table-cell office:value-type="string" table:style-name="ce9">
            <text:p>Q.PUSHT($B$1,$A27,"false",Y27,J$2,J$3,"","",J$4,J$1,J$5,"","CONSOL","")</text:p>
          </table:table-cell>
          <table:table-cell table:number-columns-repeated="5" table:style-name="ce1"/>
          <table:table-cell table:style-name="ce33"/>
          <table:table-cell table:number-columns-repeated="5" table:style-name="ce1"/>
          <table:table-cell office:value-type="string" table:style-name="ce7">
            <text:p>IFERROR(Q.GET($B$1,$A27,V$2,V$3,"","",V$4,V$1,V$5,"","CONSOL","","")/1,"")</text:p>
          </table:table-cell>
          <table:table-cell office:value-type="string" table:style-name="ce7">
            <text:p>IFERROR(Q.GET($B$1,$A27,W$2,W$3,"","",W$4,W$1,W$5,"","CONSOL","","")/1,"")</text:p>
          </table:table-cell>
          <table:table-cell office:value-type="string" table:style-name="ce7">
            <text:p>IFERROR(Q.GET($B$1,$A27,X$2,X$3,"","",X$4,X$1,X$5,"","CONSOL","","")/1,"")</text:p>
          </table:table-cell>
          <table:table-cell office:value-type="string" table:style-name="ce7">
            <text:p>IFERROR(Q.GET($B$1,$A27,Y$2,Y$3,"","",Y$4,Y$1,Y$5,"","CONSOL","","")/1,"")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Taxes</text:p>
          </table:table-cell>
          <table:table-cell table:number-columns-repeated="3" table:style-name="ce1"/>
          <table:table-cell office:value-type="string" table:style-name="ce1">
            <text:p>Taxes</text:p>
          </table:table-cell>
          <table:table-cell office:value-type="string" table:style-name="ce1">
            <text:p>Rs.</text:p>
          </table:table-cell>
          <table:table-cell office:value-type="string" table:style-name="ce7">
            <text:p>Q.PUSHT($B$1,$A28,"false",V28,G$2,G$3,"","",G$4,G$1,G$5,"","CONSOL","")</text:p>
          </table:table-cell>
          <table:table-cell office:value-type="string" table:style-name="ce7">
            <text:p>Q.PUSH($B$1,$A28,"false",W28,H$2,H$3,"","",H$4,H$1,H$5,"","CONSOL","")</text:p>
          </table:table-cell>
          <table:table-cell office:value-type="string" table:style-name="ce8">
            <text:p>Q.PUSHT($B$1,$A28,"false",X28,I$2,I$3,"","",I$4,I$1,I$5,"","CONSOL","")</text:p>
          </table:table-cell>
          <table:table-cell office:value-type="string" table:style-name="ce9">
            <text:p>Q.PUSHT($B$1,$A28,"false",Y28,J$2,J$3,"","",J$4,J$1,J$5,"","CONSOL","")</text:p>
          </table:table-cell>
          <table:table-cell table:number-columns-repeated="5" table:style-name="ce1"/>
          <table:table-cell table:style-name="ce33"/>
          <table:table-cell table:number-columns-repeated="5" table:style-name="ce1"/>
          <table:table-cell office:value-type="string" table:style-name="ce7">
            <text:p>IFERROR(Q.GET($B$1,$A28,V$2,V$3,"","",V$4,V$1,V$5,"","CONSOL","","")/1,"")</text:p>
          </table:table-cell>
          <table:table-cell office:value-type="string" table:style-name="ce7">
            <text:p>IFERROR(Q.GET($B$1,$A28,W$2,W$3,"","",W$4,W$1,W$5,"","CONSOL","","")/1,"")</text:p>
          </table:table-cell>
          <table:table-cell office:value-type="string" table:style-name="ce7">
            <text:p>IFERROR(Q.GET($B$1,$A28,X$2,X$3,"","",X$4,X$1,X$5,"","CONSOL","","")/1,"")</text:p>
          </table:table-cell>
          <table:table-cell office:value-type="string" table:style-name="ce7">
            <text:p>IFERROR(Q.GET($B$1,$A28,Y$2,Y$3,"","",Y$4,Y$1,Y$5,"","CONSOL","","")/1,"")</text:p>
          </table:table-cell>
          <table:table-cell table:number-columns-repeated="16359"/>
        </table:table-row>
        <table:table-row table:style-name="ro1">
          <table:table-cell table:number-columns-repeated="4" table:style-name="ce1"/>
          <table:table-cell office:value-type="string" table:style-name="ce1">
            <text:p>Net Income</text:p>
          </table:table-cell>
          <table:table-cell office:value-type="string" table:style-name="ce1">
            <text:p>Rs.</text:p>
          </table:table-cell>
          <table:table-cell office:value-type="error" office:string-value="#VALUE!" table:formula="of:=[.G24]+[.G27]+[.G28]" table:style-name="ce10">
            <text:p><text:s/>#VALUE!<text:s/></text:p>
          </table:table-cell>
          <table:table-cell office:value-type="float" office:value="0" table:formula="of:=SUM([.H$18:.H$19])" table:style-name="ce10">
            <text:p><text:s/>-<text:s text:c="3"/></text:p>
          </table:table-cell>
          <table:table-cell office:value-type="float" office:value="0" table:formula="of:=SUM([.I$18:.I$19])" table:style-name="ce11">
            <text:p><text:s/>-<text:s text:c="3"/></text:p>
          </table:table-cell>
          <table:table-cell office:value-type="float" office:value="0" table:formula="of:=SUM([.J$18:.J$19])" table:style-name="ce12">
            <text:p><text:s/>-<text:s text:c="3"/></text:p>
          </table:table-cell>
          <table:table-cell table:number-columns-repeated="5" table:style-name="ce1"/>
          <table:table-cell table:style-name="ce33"/>
          <table:table-cell table:number-columns-repeated="16368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Net Income Margin</text:p>
          </table:table-cell>
          <table:table-cell office:value-type="string" table:style-name="ce1">
            <text:p>%</text:p>
          </table:table-cell>
          <table:table-cell office:value-type="error" office:string-value="#VALUE!" table:formula="of:=[.G$29]/[.G$18]" table:style-name="ce4">
            <text:p>#VALUE!</text:p>
          </table:table-cell>
          <table:table-cell office:value-type="string" office:string-value="" table:formula="of:=IFERROR([.H$20]/[.H$18];&quot;&quot;)" table:style-name="ce4"/>
          <table:table-cell office:value-type="string" office:string-value="" table:formula="of:=IFERROR([.I$20]/[.I$18];&quot;&quot;)" table:style-name="ce5"/>
          <table:table-cell office:value-type="string" office:string-value="" table:formula="of:=IFERROR([.J$20]/[.J$18];&quot;&quot;)" table:style-name="ce13"/>
          <table:table-cell table:number-columns-repeated="5" table:style-name="ce1"/>
          <table:table-cell table:style-name="ce33"/>
          <table:table-cell table:number-columns-repeated="16368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4"/>
          <table:table-cell table:style-name="ce22"/>
          <table:table-cell table:number-columns-repeated="16379"/>
        </table:table-row>
        <table:table-row table:number-rows-repeated="6" table:style-name="ro1">
          <table:table-cell table:number-columns-repeated="16384"/>
        </table:table-row>
        <table:table-row table:number-rows-repeated="5" table:style-name="ro1">
          <table:table-cell table:number-columns-repeated="4"/>
          <table:table-cell table:style-name="ce23"/>
          <table:table-cell table:number-columns-repeated="16379"/>
        </table:table-row>
        <table:table-row table:style-name="ro1">
          <table:table-cell table:number-columns-repeated="16384"/>
        </table:table-row>
        <table:table-row table:number-rows-repeated="3" table:style-name="ro1">
          <table:table-cell table:number-columns-repeated="4"/>
          <table:table-cell table:style-name="ce23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table:style-name="ce17"/>
          <table:table-cell table:number-columns-repeated="16379"/>
        </table:table-row>
        <table:table-row table:number-rows-repeated="1048525" table:style-name="ro1">
          <table:table-cell table:number-columns-repeated="16384"/>
        </table:table-row>
        <table:named-expressions>
          <table:named-range table:name="Print_Area" table:cell-range-address="IS.$D$8:IS.$Q$31" table:base-cell-address="IS.$A$1"/>
        </table:named-expressions>
      </table:table>
      <table:table table:name="Sheet2" table:style-name="ta2">
        <table:table-column table:style-name="co8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Tahoma" svg:font-family="Tahoma"/>
    <style:font-face style:name="Helvetica Neue" svg:font-family="&quot;Helvetica Neue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number:date-style style:name="N19">
      <number:month/>
      <number:text>/</number:text>
      <number:day/>
      <number:text>/</number:text>
      <number:year number:style="long"/>
    </number:date-style>
    <number:date-style style:name="N20">
      <number:day/>
      <number:text>-</number:text>
      <number:month number:textual="true"/>
      <number:text>-</number:text>
      <number:year/>
    </number:date-style>
    <number:date-style style:name="N22">
      <number:month number:textual="true"/>
      <number:text>-</number:text>
      <number:year/>
    </number:date-style>
    <number:number-style style:name="N36P0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6P1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36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percentage-style style:name="N37">
      <number:number number:decimal-places="1" number:min-decimal-places="1" number:min-integer-digits="1"/>
      <number:text>%</number:text>
    </number:percentage-style>
    <number:number-style style:name="N38P0">
      <number:text> </number:text>
      <number:fill-character> </number:fill-character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38P1">
      <number:text> </number:text>
      <number:fill-character> </number:fill-character>
      <number:text>-</number:text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38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style:style style:name="Comma" style:family="table-cell" style:data-style-name="N36"/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er_32_cent" style:display-name="Per cent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67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>Karthik Komatpally</meta:initial-creator>
    <dc:creator/>
    <meta:creation-date>2024-09-24T07:58:02Z</meta:creation-date>
    <dc:date>2026-01-02T06:37:38Z</dc:date>
  </office:meta>
</office:document-meta>
</file>

<file path=webextensions/taskpanes.xml><?xml version="1.0" encoding="utf-8"?>
<wetp:taskpanes xmlns:wetp="http://schemas.microsoft.com/office/webextensions/taskpanes/2010/11">
  <wetp:taskpane dockstate="right" visibility="0" width="350" row="0">
    <wetp:webextensionref xmlns:r="http://schemas.openxmlformats.org/officeDocument/2006/relationships" r:id="rId1"/>
  </wetp:taskpane>
  <wetp:taskpane dockstate="right" visibility="0" width="0" row="0">
    <wetp:webextensionref xmlns:r="http://schemas.openxmlformats.org/officeDocument/2006/relationships" r:id="rId2"/>
  </wetp:taskpane>
</wetp:taskpanes>
</file>

<file path=webextensions/webextension1.xml><?xml version="1.0" encoding="utf-8"?>
<we:webextension xmlns:we="http://schemas.microsoft.com/office/webextensions/webextension/2010/11" id="{EAB7AF7D-5AFF-48F6-95C9-60C066AFE286}">
  <we:reference id="wa200007293" version="1.0.0.2" store="en-US" storeType="OMEX"/>
  <we:alternateReferences>
    <we:reference id="WA200007293" version="1.0.0.2" store="" storeType="OMEX"/>
  </we:alternateReferences>
  <we:properties/>
  <we:bindings/>
  <we:snapshot xmlns:r="http://schemas.openxmlformats.org/officeDocument/2006/relationships"/>
  <we:extLst>
    <a:ext xmlns:a="http://schemas.openxmlformats.org/drawingml/2006/main" uri="{D87F86FE-615C-45B5-9D79-34F1136793EB}">
      <we:containsCustomFunctions/>
    </a:ext>
    <a:ext xmlns:a="http://schemas.openxmlformats.org/drawingml/2006/main" uri="{7C84B067-C214-45C3-A712-C9D94CD141B2}">
      <we:customFunctionIdList>
        <we:customFunctionIds>_xldudf_Q_GET</we:customFunctionIds>
        <we:customFunctionIds>_xldudf_Q_GETLIST</we:customFunctionIds>
        <we:customFunctionIds>_xldudf_Q_PUSH</we:customFunctionIds>
        <we:customFunctionIds>_xldudf_Q_GETTRANSACTIONS</we:customFunctionIds>
        <we:customFunctionIds>_xldudf_Q_GETPERFORMANCE</we:customFunctionIds>
      </we:customFunctionIdList>
    </a:ext>
  </we:extLst>
</we:webextension>
</file>

<file path=webextensions/webextension2.xml><?xml version="1.0" encoding="utf-8"?>
<we:webextension xmlns:we="http://schemas.microsoft.com/office/webextensions/webextension/2010/11" id="{BAD0EEB2-38E8-E749-8853-23728869C05D}">
  <we:reference id="135feec9-952b-4a18-9164-ea5f7f512712" version="1.0.0.0" store="developer" storeType="Registry"/>
  <we:alternateReferences/>
  <we:properties/>
  <we:bindings/>
  <we:snapshot xmlns:r="http://schemas.openxmlformats.org/officeDocument/2006/relationships"/>
  <we:extLst>
    <a:ext xmlns:a="http://schemas.openxmlformats.org/drawingml/2006/main" uri="{D87F86FE-615C-45B5-9D79-34F1136793EB}">
      <we:containsCustomFunctions/>
    </a:ext>
    <a:ext xmlns:a="http://schemas.openxmlformats.org/drawingml/2006/main" uri="{7C84B067-C214-45C3-A712-C9D94CD141B2}">
      <we:customFunctionIdList>
        <we:customFunctionIds>_xldudf_Q_GET</we:customFunctionIds>
        <we:customFunctionIds>_xldudf_Q_GETLIST</we:customFunctionIds>
        <we:customFunctionIds>_xldudf_Q_PUSH</we:customFunctionIds>
        <we:customFunctionIds>_xldudf_Q_GET_TXN</we:customFunctionIds>
        <we:customFunctionIds>_xldudf_Q_GET_PERF</we:customFunctionIds>
      </we:customFunctionIdList>
    </a:ext>
  </we:extLst>
</we:webextension>
</file>